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fo:border="0.06pt solid #000000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197in" svg:height="2.698in" svg:x="5.3224in" svg:y="0.8575in">
            <draw:object draw:notify-on-update-of-ranges="Sheet1.C10:Sheet1.C20 Sheet1.C10:Sheet1.C20 Sheet1.D9:Sheet1.D9 Sheet1.D10:Sheet1.D20 Sheet1.C10:Sheet1.C20 Sheet1.E9:Sheet1.E9 Sheet1.E10:Sheet1.E20 Sheet1.C10:Sheet1.C20 Sheet1.F9:Sheet1.F9 Sheet1.F10:Sheet1.F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" table:default-cell-style-name="Default"/>
        <table:table-row table:style-name="ro1" table:number-rows-repeated="5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 office:value-type="string" calcext:value-type="string">
            <text:p>T_intensity</text:p>
          </table:table-cell>
          <table:table-cell table:style-name="ce4" office:value-type="string" calcext:value-type="string">
            <text:p>T_scale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0.25" calcext:value-type="float">
            <text:p>0.25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omega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6" office:value-type="float" office:value="0.01" calcext:value-type="float">
            <text:p>0.01</text:p>
          </table:table-cell>
          <table:table-cell table:style-name="ce10" table:formula="of:=1.5*(([.D10]*[.$D$7])^2)" office:value-type="float" office:value="0.0000015" calcext:value-type="float">
            <text:p>0.0000015</text:p>
          </table:table-cell>
          <table:table-cell table:style-name="ce12" table:formula="of:=(0.09^(-0.25))*(SQRT([.E10]))/[.$E$7]" office:value-type="float" office:value="0.00894427190999916" calcext:value-type="float">
            <text:p>0.0089442719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formula="of:=1.5*(([.D11]*[.$D$7])^2)" office:value-type="float" office:value="0.00735" calcext:value-type="float">
            <text:p>0.00735</text:p>
          </table:table-cell>
          <table:table-cell table:style-name="ce13" table:formula="of:=(0.09^(-0.25))*(SQRT([.E11]))/[.$E$7]" office:value-type="float" office:value="0.626099033699941" calcext:value-type="float">
            <text:p>0.626099033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95" calcext:value-type="float">
            <text:p>0.95</text:p>
          </table:table-cell>
          <table:table-cell table:formula="of:=1.5*(([.D12]*[.$D$7])^2)" office:value-type="float" office:value="0.0135375" calcext:value-type="float">
            <text:p>0.0135375</text:p>
          </table:table-cell>
          <table:table-cell table:style-name="ce13" table:formula="of:=(0.09^(-0.25))*(SQRT([.E12]))/[.$E$7]" office:value-type="float" office:value="0.84970583144992" calcext:value-type="float">
            <text:p>0.8497058314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table:formula="of:=1.5*(([.D13]*[.$D$7])^2)" office:value-type="float" office:value="0.01815" calcext:value-type="float">
            <text:p>0.01815</text:p>
          </table:table-cell>
          <table:table-cell table:style-name="ce13" table:formula="of:=(0.09^(-0.25))*(SQRT([.E13]))/[.$E$7]" office:value-type="float" office:value="0.983869910099908" calcext:value-type="float">
            <text:p>0.9838699101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table:formula="of:=1.5*(([.D14]*[.$D$7])^2)" office:value-type="float" office:value="0.020886" calcext:value-type="float">
            <text:p>0.020886</text:p>
          </table:table-cell>
          <table:table-cell table:style-name="ce13" table:formula="of:=(0.09^(-0.25))*(SQRT([.E14]))/[.$E$7]" office:value-type="float" office:value="1.0554240853799" calcext:value-type="float">
            <text:p>1.0554240854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.4</text:p>
          </table:table-cell>
          <table:table-cell table:formula="of:=1.5*(([.D15]*[.$D$7])^2)" office:value-type="float" office:value="0.0294" calcext:value-type="float">
            <text:p>0.0294</text:p>
          </table:table-cell>
          <table:table-cell table:style-name="ce13" table:formula="of:=(0.09^(-0.25))*(SQRT([.E15]))/[.$E$7]" office:value-type="float" office:value="1.25219806739988" calcext:value-type="float">
            <text:p>1.2521980674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 table:formula="of:=1.5*(([.D16]*[.$D$7])^2)" office:value-type="float" office:value="0.03375" calcext:value-type="float">
            <text:p>0.03375</text:p>
          </table:table-cell>
          <table:table-cell table:style-name="ce13" table:formula="of:=(0.09^(-0.25))*(SQRT([.E16]))/[.$E$7]" office:value-type="float" office:value="1.34164078649987" calcext:value-type="float">
            <text:p>1.3416407865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.95" calcext:value-type="float">
            <text:p>1.95</text:p>
          </table:table-cell>
          <table:table-cell table:formula="of:=1.5*(([.D17]*[.$D$7])^2)" office:value-type="float" office:value="0.0570375" calcext:value-type="float">
            <text:p>0.0570375</text:p>
          </table:table-cell>
          <table:table-cell table:style-name="ce13" table:formula="of:=(0.09^(-0.25))*(SQRT([.E17]))/[.$E$7]" office:value-type="float" office:value="1.74413302244984" calcext:value-type="float">
            <text:p>1.7441330224</text:p>
          </table:table-cell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style-name="ce8" office:value-type="float" office:value="2.12" calcext:value-type="float">
            <text:p>2.12</text:p>
          </table:table-cell>
          <table:table-cell table:style-name="ce11" table:formula="of:=1.5*(([.D18]*[.$D$7])^2)" office:value-type="float" office:value="0.067416" calcext:value-type="float">
            <text:p>0.067416</text:p>
          </table:table-cell>
          <table:table-cell table:style-name="ce14" table:formula="of:=(0.09^(-0.25))*(SQRT([.E18]))/[.$E$7]" office:value-type="float" office:value="1.89618564491982" calcext:value-type="float">
            <text:p>1.8961856449</text:p>
          </table:table-cell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8" office:value-type="float" office:value="2.15" calcext:value-type="float">
            <text:p>2.15</text:p>
          </table:table-cell>
          <table:table-cell table:style-name="ce11" table:formula="of:=1.5*(([.D19]*[.$D$7])^2)" office:value-type="float" office:value="0.0693375" calcext:value-type="float">
            <text:p>0.0693375</text:p>
          </table:table-cell>
          <table:table-cell table:style-name="ce14" table:formula="of:=(0.09^(-0.25))*(SQRT([.E19]))/[.$E$7]" office:value-type="float" office:value="1.92301846064982" calcext:value-type="float">
            <text:p>1.9230184606</text:p>
          </table:table-cell>
        </table:table-row>
        <table:table-row table:style-name="ro1">
          <table:table-cell table:number-columns-repeated="2"/>
          <table:table-cell table:style-name="ce3" office:value-type="float" office:value="100" calcext:value-type="float">
            <text:p>100</text:p>
          </table:table-cell>
          <table:table-cell table:style-name="ce9" office:value-type="float" office:value="2.15" calcext:value-type="float">
            <text:p>2.15</text:p>
          </table:table-cell>
          <table:table-cell table:style-name="ce11" table:formula="of:=1.5*(([.D20]*[.$D$7])^2)" office:value-type="float" office:value="0.0693375" calcext:value-type="float">
            <text:p>0.0693375</text:p>
          </table:table-cell>
          <table:table-cell table:style-name="ce14" table:formula="of:=(0.09^(-0.25))*(SQRT([.E20]))/[.$E$7]" office:value-type="float" office:value="1.92301846064982" calcext:value-type="float">
            <text:p>1.92301846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5">00/00/0000</text:date>, <text:time style:data-style-name="N2" text:time-value="13:50:39.1327677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00:19:16.292878859</meta:creation-date>
    <dc:date>2018-04-15T13:51:16.134890976</dc:date>
    <meta:editing-duration>PT1H23M24S</meta:editing-duration>
    <meta:editing-cycles>12</meta:editing-cycles>
    <meta:generator>LibreOffice/4.2.8.2$Linux_X86_64 LibreOffice_project/420m0$Build-2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53cm" svg:height="6.854cm" xlink:href=".." xlink:type="simple" chart:class="chart:scatter" chart:column-mapping="0 1 2" chart:style-name="ch1">
        <chart:legend chart:legend-position="end" svg:x="13.677cm" svg:y="2.63cm" style:legend-expansion="high" chart:style-name="ch2"/>
        <chart:plot-area chart:style-name="ch3" table:cell-range-address="Sheet1.C10:Sheet1.F20 Sheet1.D9:Sheet1.F9" chart:data-source-has-labels="both" svg:x="0.321cm" svg:y="0.137cm" svg:width="13.035cm" svg:height="6.58cm">
          <chartooo:coordinate-region svg:x="1.048cm" svg:y="0.336cm" svg:width="11.395cm" svg:height="5.734cm"/>
          <chart:axis chart:dimension="x" chart:name="primary-x" chart:style-name="ch4" chartooo:axis-type="auto">
            <chart:categories table:cell-range-address="Sheet1.C10:Sheet1.C20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D10:Sheet1.D20" chart:label-cell-address="Sheet1.D9:Sheet1.D9" chart:class="chart:scatter">
            <chart:domain table:cell-range-address="Sheet1.C10:Sheet1.C20"/>
            <chart:data-point chart:repeated="11"/>
          </chart:series>
          <chart:series chart:attached-axis="secondary-y" chart:style-name="ch9" chart:values-cell-range-address="Sheet1.E10:Sheet1.E20" chart:label-cell-address="Sheet1.E9:Sheet1.E9" chart:class="chart:scatter">
            <chart:data-point chart:repeated="11"/>
          </chart:series>
          <chart:series chart:attached-axis="primary-y" chart:style-name="ch10" chart:values-cell-range-address="Sheet1.F10:Sheet1.F20" chart:label-cell-address="Sheet1.F9:Sheet1.F9" chart:class="chart:scatter">
            <chart:data-point chart:repeated="1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U</text:p>
                <draw:g>
                  <svg:desc>Sheet1.D9:Sheet1.D9</svg:desc>
                </draw:g>
              </table:table-cell>
              <table:table-cell office:value-type="string">
                <text:p>k</text:p>
                <draw:g>
                  <svg:desc>Sheet1.E9:Sheet1.E9</svg:desc>
                </draw:g>
              </table:table-cell>
              <table:table-cell office:value-type="string">
                <text:p>omega</text:p>
                <draw:g>
                  <svg:desc>Sheet1.F9:Sheet1.F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C10:Sheet1.C20</svg:desc>
                </draw:g>
              </table:table-cell>
              <table:table-cell office:value-type="float" office:value="0">
                <text:p>0</text:p>
                <draw:g>
                  <svg:desc>Sheet1.C10:Sheet1.C20</svg:desc>
                </draw:g>
              </table:table-cell>
              <table:table-cell office:value-type="float" office:value="0.01">
                <text:p>0.01</text:p>
                <draw:g>
                  <svg:desc>Sheet1.D10:Sheet1.D20</svg:desc>
                </draw:g>
              </table:table-cell>
              <table:table-cell office:value-type="float" office:value="0.0000015">
                <text:p>0.0000015</text:p>
                <draw:g>
                  <svg:desc>Sheet1.E10:Sheet1.E20</svg:desc>
                </draw:g>
              </table:table-cell>
              <table:table-cell office:value-type="float" office:value="0.00894427190999916">
                <text:p>0.00894427190999916</text:p>
                <draw:g>
                  <svg:desc>Sheet1.F10:Sheet1.F2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  <table:table-cell office:value-type="float" office:value="0.00735">
                <text:p>0.00735</text:p>
              </table:table-cell>
              <table:table-cell office:value-type="float" office:value="0.626099033699941">
                <text:p>0.62609903369994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0.95">
                <text:p>0.95</text:p>
              </table:table-cell>
              <table:table-cell office:value-type="float" office:value="0.0135375">
                <text:p>0.0135375</text:p>
              </table:table-cell>
              <table:table-cell office:value-type="float" office:value="0.84970583144992">
                <text:p>0.8497058314499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01815">
                <text:p>0.01815</text:p>
              </table:table-cell>
              <table:table-cell office:value-type="float" office:value="0.983869910099908">
                <text:p>0.98386991009990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1.18">
                <text:p>1.18</text:p>
              </table:table-cell>
              <table:table-cell office:value-type="float" office:value="0.020886">
                <text:p>0.020886</text:p>
              </table:table-cell>
              <table:table-cell office:value-type="float" office:value="1.0554240853799">
                <text:p>1.055424085379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.4">
                <text:p>1.4</text:p>
              </table:table-cell>
              <table:table-cell office:value-type="float" office:value="0.0294">
                <text:p>0.0294</text:p>
              </table:table-cell>
              <table:table-cell office:value-type="float" office:value="1.25219806739988">
                <text:p>1.2521980673998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  <table:table-cell office:value-type="float" office:value="0.03375">
                <text:p>0.03375</text:p>
              </table:table-cell>
              <table:table-cell office:value-type="float" office:value="1.34164078649987">
                <text:p>1.3416407864998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.95">
                <text:p>1.95</text:p>
              </table:table-cell>
              <table:table-cell office:value-type="float" office:value="0.0570375">
                <text:p>0.0570375</text:p>
              </table:table-cell>
              <table:table-cell office:value-type="float" office:value="1.74413302244984">
                <text:p>1.7441330224498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.12">
                <text:p>2.12</text:p>
              </table:table-cell>
              <table:table-cell office:value-type="float" office:value="0.067416">
                <text:p>0.067416</text:p>
              </table:table-cell>
              <table:table-cell office:value-type="float" office:value="1.89618564491982">
                <text:p>1.8961856449198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2.15">
                <text:p>2.15</text:p>
              </table:table-cell>
              <table:table-cell office:value-type="float" office:value="0.0693375">
                <text:p>0.0693375</text:p>
              </table:table-cell>
              <table:table-cell office:value-type="float" office:value="1.92301846064982">
                <text:p>1.9230184606498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.15">
                <text:p>2.15</text:p>
              </table:table-cell>
              <table:table-cell office:value-type="float" office:value="0.0693375">
                <text:p>0.0693375</text:p>
              </table:table-cell>
              <table:table-cell office:value-type="float" office:value="1.92301846064982">
                <text:p>1.92301846064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